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office:font-face-decls>
  <office:automatic-styles>
    <style:style style:name="P1" style:family="paragraph" style:parent-style-name="Horizontal_20_Line">
      <style:paragraph-properties fo:padding="0cm" fo:border-left="none" fo:border-right="none" fo:border-top="none" fo:border-bottom="0.74pt solid #808080"/>
    </style:style>
    <style:style style:name="P2" style:family="paragraph" style:parent-style-name="Table_20_Contents">
      <style:text-properties style:font-name="Arial" fo:font-size="10pt" fo:font-style="italic"/>
    </style:style>
    <style:style style:name="P3" style:family="paragraph" style:parent-style-name="Table_20_Contents">
      <style:paragraph-properties fo:margin-top="0cm" fo:margin-bottom="0cm" style:contextual-spacing="false"/>
      <style:text-properties officeooo:paragraph-rsid="000910bf"/>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fo:letter-spacing="normal"/>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loext:opacity="100%" style:font-name="Arial" fo:font-size="10pt" fo:letter-spacing="normal" fo:font-style="normal" fo:font-weight="normal"/>
    </style:style>
    <style:style style:name="P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Arial" fo:font-size="10pt" fo:letter-spacing="normal" fo:font-style="normal" fo:font-weight="normal"/>
    </style:style>
    <style:style style:name="P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Arial" fo:font-size="10pt" fo:letter-spacing="normal" fo:font-style="normal" fo:font-weight="normal"/>
    </style:style>
    <style:style style:name="P1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1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officeooo:paragraph-rsid="000910bf"/>
    </style:style>
    <style:style style:name="P12" style:family="paragraph" style:parent-style-name="Text_20_body">
      <style:paragraph-properties fo:margin-left="0cm" fo:margin-right="0cm" fo:orphans="2" fo:widows="2" fo:text-indent="0cm" style:auto-text-indent="false"/>
      <style:text-properties fo:font-variant="normal" fo:text-transform="none" fo:color="#cc0066" loext:opacity="100%" style:font-name="Arial" fo:font-size="10pt" fo:letter-spacing="normal" fo:font-style="normal" fo:font-weight="bold"/>
    </style:style>
    <style:style style:name="P13" style:family="paragraph" style:parent-style-name="Text_20_body">
      <style:paragraph-properties fo:text-align="start" style:justify-single-word="false"/>
    </style:style>
    <style:style style:name="T1" style:family="text">
      <style:text-properties fo:font-size="10pt"/>
    </style:style>
    <style:style style:name="T2" style:family="text">
      <style:text-properties style:font-name="Arial" fo:font-size="10pt"/>
    </style:style>
    <style:style style:name="T3" style:family="text">
      <style:text-properties style:font-name="Arial" fo:font-size="10pt" fo:font-weight="bold"/>
    </style:style>
    <style:style style:name="T4" style:family="text">
      <style:text-properties fo:font-weight="bold"/>
    </style:style>
    <style:style style:name="T5" style:family="text">
      <style:text-properties fo:color="#cc0066" loext:opacity="100%"/>
    </style:style>
    <style:style style:name="T6" style:family="text">
      <style:text-properties fo:color="#cc0066" loext:opacity="100%" style:font-name="Arial" fo:font-size="10pt" fo:font-style="normal" fo:font-weight="bold"/>
    </style:style>
    <style:style style:name="T7" style:family="text">
      <style:text-properties fo:color="#cc0066" loext:opacity="100%" style:font-name="Arial" fo:font-size="10pt" fo:font-weight="bold"/>
    </style:style>
    <style:style style:name="T8" style:family="text">
      <style:text-properties fo:color="#cc0066" loext:opacity="100%" fo:font-weight="bold"/>
    </style:style>
    <style:style style:name="T9" style:family="text">
      <style:text-properties fo:font-style="italic"/>
    </style:style>
    <style:style style:name="T10" style:family="text">
      <style:text-properties fo:color="#999999" loext:opacity="100%"/>
    </style:style>
    <style:style style:name="fr1" style:family="graphic" style:parent-style-name="Graphics">
      <style:graphic-properties fo:margin-left="0cm" fo:margin-right="0cm" fo:margin-top="0cm" fo:margin-bottom="0cm" style:vertical-pos="middle" style:vertical-rel="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Cv77 - Отчеты</text:h>
      <text:p text:style-name="Text_20_body"/>
      <text:p text:style-name="P3"><draw:frame draw:style-name="fr1" draw:name="Зображення1 Copy 1" text:anchor-type="as-char" svg:width="0.212cm" svg:height="0.212cm" draw:z-index="0"><draw:image xlink:href="file:///home/kmserg/UCS-Skupiy/datatypes/04-reports/small_rombik.gif" xlink:type="simple" xlink:show="embed" xlink:actuate="onLoad"/></draw:frame> <text:a xlink:type="simple" xlink:href="#intro" text:style-name="Internet_20_link" text:visited-style-name="Visited_20_Internet_20_Link"><text:span text:style-name="T2">Назначение отчетов</text:span></text:a><text:span text:style-name="T2"><text:line-break/></text:span><text:span text:style-name="T2"><draw:frame draw:style-name="fr1" draw:name="Зображення2 Copy 1" text:anchor-type="as-char" svg:width="0.212cm" svg:height="0.212cm" draw:z-index="1"><draw:image xlink:href="file:///home/kmserg/UCS-Skupiy/datatypes/04-reports/small_rombik.gif" xlink:type="simple" xlink:show="embed" xlink:actuate="onLoad"/></draw:frame></text:span><text:span text:style-name="T2"> </text:span><text:a xlink:type="simple" xlink:href="#createobject" text:style-name="Internet_20_link" text:visited-style-name="Visited_20_Internet_20_Link"><text:span text:style-name="T2">Ссылка на таблицу</text:span></text:a><text:span text:style-name="T2"><text:line-break/></text:span><text:span text:style-name="T2"><draw:frame draw:style-name="fr1" draw:name="Зображення3 Copy 1" text:anchor-type="as-char" svg:width="0.212cm" svg:height="0.212cm" draw:z-index="2"><draw:image xlink:href="file:///home/kmserg/UCS-Skupiy/datatypes/04-reports/small_rombik.gif" xlink:type="simple" xlink:show="embed" xlink:actuate="onLoad"/></draw:frame></text:span><text:span text:style-name="T2"> </text:span><text:a xlink:type="simple" xlink:href="#section" text:style-name="Internet_20_link" text:visited-style-name="Visited_20_Internet_20_Link"><text:span text:style-name="T2">Вывод секций</text:span></text:a><text:span text:style-name="T2"><text:line-break/></text:span><text:span text:style-name="T2"><draw:frame draw:style-name="fr1" draw:name="Зображення4 Copy 1" text:anchor-type="as-char" svg:width="0.212cm" svg:height="0.212cm" draw:z-index="3"><draw:image xlink:href="file:///home/kmserg/UCS-Skupiy/datatypes/04-reports/small_rombik.gif" xlink:type="simple" xlink:show="embed" xlink:actuate="onLoad"/></draw:frame></text:span><text:span text:style-name="T2"> </text:span><text:a xlink:type="simple" xlink:href="#joinsection" text:style-name="Internet_20_link" text:visited-style-name="Visited_20_Internet_20_Link"><text:span text:style-name="T2">Присоединить секцию</text:span></text:a><text:span text:style-name="T2"><text:line-break/></text:span><text:span text:style-name="T2"><draw:frame draw:style-name="fr1" draw:name="Зображення5 Copy 1" text:anchor-type="as-char" svg:width="0.212cm" svg:height="0.212cm" draw:z-index="4"><draw:image xlink:href="file:///home/kmserg/UCS-Skupiy/datatypes/04-reports/small_rombik.gif" xlink:type="simple" xlink:show="embed" xlink:actuate="onLoad"/></draw:frame></text:span><text:span text:style-name="T2"> </text:span><text:a xlink:type="simple" xlink:href="#crosssection" text:style-name="Internet_20_link" text:visited-style-name="Visited_20_Internet_20_Link"><text:span text:style-name="T2">Пересечение секций</text:span></text:a></text:p>
      <text:p text:style-name="P4"/>
      <text:p text:style-name="P1"/>
      <text:p text:style-name="P6"><text:bookmark text:name="intro"/><text:span text:style-name="T6">Назначение отчетов</text:span></text:p>
      <text:p text:style-name="P8">Отчеты предназначены для вывода информации из базы данных. Отчеты похожи на документы, только эти объекты выполняют разные функции. Документы <text:span text:style-name="T9">вводят</text:span> информацию в базу данных, отчеты <text:span text:style-name="T9">выводят</text:span> результаты.</text:p>
      <text:p text:style-name="P12">Состав отчета</text:p>
      <text:p text:style-name="P8">У любого отчета в системе 1С есть <text:span text:style-name="T4">экранная форма </text:span>-- Диалог, который пользователь видит на экране. В диалоге пользователь обычно задает параметры формирования отчета, например, период времени. Также у отчета обычно есть одна или несколько <text:span text:style-name="T4">бумажных форм </text:span>-- Таблиц. С помощью таблиц отчет печатается на бумаге. Алгоритм формирования отчета записывается в модуле отчета на встроенном языке 1С. Например, для кадрового отчета "<text:span text:style-name="T4">Сотрудники, принятые за период</text:span>" нужна экранная форма с двумя полями <text:span text:style-name="T4">Начало</text:span> и <text:span text:style-name="T4">Окончание</text:span>. Оба поля будут иметь тип "<text:span text:style-name="T4">дата</text:span>". Модуль отчета должен выбрать из справочника Сотрудники нужных людей и вывести их в таблицу.</text:p>
      <text:p text:style-name="P12">Секции</text:p>
      <text:p text:style-name="P8">Фирма 1С предоставила мощный инструмент формирования отчетов -- <text:span text:style-name="T4">Секции. </text:span>Секция -- это область таблицы, предназначенная для многократного вывода. Например, в отчете по сотрудникам будет секция "Сотрудник", которую нужно будет выводить для каждого сотрудника. Секции могут быть горизонтальными или вертикальными. Можно также выводить пересечения горизонтальных и вертикальных секций.</text:p>
      <text:p text:style-name="P12">Поведение сформированного отчета</text:p>
      <text:p text:style-name="P8">В системе 1С:Предприятие отчеты могут быть вполне <text:span text:style-name="T4">активными</text:span> объектами. Это означает, что щелкнув например, на сотруднике можно открыть форму этого сотрудника или сформировать более детальный отчет только по этому сотруднику. Это очень удобно для бухгалтеров, которые от сводных отчетов могут перейти к более детальным и узнать, откуда взялась каждая сумма, вплоть до конкретной проводки. Для этого предназначены свойства ячейки <text:span text:style-name="T4">Расшифровка </text:span>и процедура <text:span text:style-name="T4">ОбработкаЯчейкиТаблицы</text:span>.</text:p>
      <text:p text:style-name="P8">Хотя в самом начале этой главы было сказано, что отчеты <text:span text:style-name="T4">выводят</text:span> результаты, на самом деле с помощью таблиц можно организовать <text:span text:style-name="T4">ввод</text:span> информации в базу данных. Это бывает удобно, когда нужна сложная форма для ввода данных.</text:p>
      <text:p text:style-name="P1"/>
      <text:p text:style-name="P5"><text:span text:style-name="T5"> </text:span><text:span text:style-name="T6">Основы программирования</text:span></text:p>
      <text:p text:style-name="P11"><text:bookmark text:name="createobject"/><text:span text:style-name="T7">Ссылка на объект Таблица</text:span></text:p>
      <text:p text:style-name="P11"><text:span text:style-name="T2">Для работы с таблицей требуется сначала создать ссылку на объект Таблица. Если таблица не одна, то следует указать нужную таблицу.</text:span></text:p>
      <text:p text:style-name="P7">Таб = <text:span text:style-name="T4">СоздатьОбъект</text:span>("Таблица");<text:line-break/><text:line-break/>или<text:line-break/><text:soft-page-break/><text:line-break/>Таб = <text:span text:style-name="T4">СоздатьОбъект</text:span>("Таблица");<text:line-break/>Таб.<text:span text:style-name="T4">ИсходнаяТаблица</text:span>("НужныйОтчет");</text:p>
      <text:p text:style-name="P7">&lt;вывод секций таблицы&gt;</text:p>
      <text:p text:style-name="P7">Таб.<text:span text:style-name="T4">Показать</text:span>(); <text:span text:style-name="T10">//показать таблицу на экране</text:span></text:p>
      <text:p text:style-name="P7"><text:bookmark text:name="section"/><text:span text:style-name="T8">Вывод секций</text:span><text:span text:style-name="T4"><text:line-break/></text:span>Секция -- это часть таблицы. Секции можно выводить несколько раз, например, в цикле. Вывести секцию -- означает прицепить ее к таблице <text:span text:style-name="T4">снизу</text:span>. После вывода всех секций, таблицу нужно показать на экране.</text:p>
      <text:p text:style-name="P9">Таб.<text:span text:style-name="T4">ВывестиСекцию</text:span>("Шапка");<text:line-break/>Пока ...<text:line-break/>........Таб.<text:span text:style-name="T4">ВывестиСекцию</text:span>("Сотр");<text:line-break/>КонецЦикла;<text:line-break/>Таб.<text:span text:style-name="T4">ВывестиСекцию</text:span>("Подвал");</text:p>
      <text:p text:style-name="P10"><text:bookmark text:name="joinsection"/><text:span text:style-name="T7">Присоединить секцию</text:span><text:line-break/><text:span text:style-name="T2">Присоединить секцию -- означает прицепить ее к таблице </text:span><text:span text:style-name="T3">справа</text:span><text:span text:style-name="T2">.</text:span></text:p>
      <text:p text:style-name="P9">Таб.ВывестиСекцию("НомерПП");<text:line-break/>Для Месяц = 1 По 12 Цикл<text:line-break/>.......Таб.<text:span text:style-name="T4">ПрисоединитьСекцию</text:span>("Месяц");<text:line-break/>КонецЦикла;<text:line-break/>Таб.Показать()</text:p>
      <text:p text:style-name="P9"><text:bookmark text:name="crosssection"/><text:span text:style-name="T8">Пересечение секций</text:span><text:span text:style-name="T4"><text:line-break/></text:span>Можно выводить область пересечения горизонтальной и вертикальной секций.</text:p>
      <text:p text:style-name="P10"><text:span text:style-name="T2">Пока</text:span> <text:span text:style-name="T2">СпрСотр.ПолучитьЭлемент()=1 Цикл<text:line-break/>.......Таб.ВывестиСекцию("</text:span><text:span text:style-name="T3">Сотр|ФИО</text:span><text:span text:style-name="T2">");<text:line-break/>.......Для Месяц = 1 По 12 Цикл<text:line-break/>..............Таб.ПрисоединитьСекцию("</text:span><text:span text:style-name="T3">Сотр|Месяц</text:span><text:span text:style-name="T2">");<text:line-break/>.......КонецЦикла;<text:line-break/>КонецЦикла;<text:line-break/>Таб.Показать();</text:span></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DejaVu Sans" style:font-size-asian="10.5pt" style:language-asian="zh" style:country-asian="CN"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DejaVu Sans" style:font-size-asian="10.5pt" style:language-asian="zh" style:country-asian="CN" style:font-name-complex="DejaVu Sans"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Сергій Шатній</meta:initial-creator>
    <meta:creation-date>2025-05-11T10:11:50.993688471</meta:creation-date>
    <dc:date>2025-05-11T10:15:05.771374058</dc:date>
    <dc:creator>Сергій Шатній</dc:creator>
    <meta:editing-duration>PT3M14S</meta:editing-duration>
    <meta:editing-cycles>2</meta:editing-cycles>
    <meta:generator>LibreOffice/7.4.7.2$Linux_X86_64 LibreOffice_project/40$Build-2</meta:generator>
    <meta:document-statistic meta:table-count="0" meta:image-count="5" meta:object-count="0" meta:page-count="2" meta:paragraph-count="23" meta:word-count="416" meta:character-count="3261" meta:non-whitespace-character-count="2860"/>
  </office:meta>
</office:document-meta>
</file>